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 text:c="1"/><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s text:c="1"/><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s text:c="1"/><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s text:c="1"/><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pictureCaption_pictureCenter_Paragraph_scrSection_columns_scrBook_scrBody"><text:p text:style-name="span_.bgt_pictureCaption_pictureCenter_Paragraph_scrSection_columns_scrBook_scrBody">Satan ke vaghagna na laion ke nguru</text:p></text:p></draw:text-box></draw:frame><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 text:c="1"/><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pictureColumn" style:family="paragraph" style:parent-style-name="non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text-align="end" style:justify-single-word="false" style:writing-mode="page"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start" style:justify-single-word="false"/>
    </style:style>
    <style:style style:name="MT1" style:family="text">
      <style:text-properties style:font-name="Times New Roman" style:font-name-asian="Times New Roman" style:font-name-complex="Times New Roman" fo:font-size="12pt"/>
      <style:paragraph-properties fo:text-align="start" style:justify-single-word="false" fo:background-color="#ffffff"/>
    </style:style>
    <style:style style:name="MT3" style:family="text">
      <style:text-properties style:font-name="Charis SIL" style:font-name-asian="Charis SIL" style:font-name-complex="Charis SIL" fo:font-size="12pt"/>
      <style:paragraph-properties fo:text-align="end" style:justify-single-word="false" fo:background-color="#ffffff"/>
    </style:style>
    <style:style style:name="Mfr1" style:family="graphic" style:parent-style-name="Frame">
      <style:graphic-properties style:vertical-pos="from-top" style:vertical-rel="page" style:horizontal-pos="lef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2T16:24:23</meta:creation-date>
    <dc:creator>Samdoss</dc:creator>
    <dc:date>2017-03-02T16:24: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